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35cm" fo:min-width="10.5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2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3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7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8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9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85cm" fo:min-width="56.9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95cm"/>
    </style:style>
    <style:style style:name="gr3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0.105cm"/>
    </style:style>
    <style:style style:name="gr3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3.5cm"/>
    </style:style>
    <style:style style:name="gr37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0.05cm" fo:min-width="56.9cm"/>
    </style:style>
    <style:style style:name="gr38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4.85cm" fo:min-width="56.9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T1" style:family="text">
      <style:text-properties fo:font-size="1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style:style style:name="T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cm" svg:height="1.6cm" svg:x="46.196cm" svg:y="4.672cm">
          <draw:text-box>
            <text:p><text:span text:style-name="T1"><text:file-name text:display="name">005-005-XPVAControl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24.213cm" svg:y="62.574cm">
            <draw:text-box>
              <text:p text:style-name="P2"><text:span text:style-name="T2">QMSensor</text:span></text:p>
            </draw:text-box>
          </draw:frame>
          <draw:polygon draw:style-name="gr3" draw:text-style-name="P4" draw:layer="layout" svg:width="9.721cm" svg:height="7.479cm" svg:x="21.885cm" svg:y="59.872cm" svg:viewBox="0 0 9722 7480" draw:points="0,7480 9722,7480 4858,0">
            <text:p/>
          </draw:polygon>
          <draw:custom-shape draw:style-name="gr4" draw:text-style-name="P5" draw:layer="layout" svg:width="0.486cm" svg:height="0.5cm" svg:x="21.496cm" svg:y="67.1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51cm" svg:y="67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6.503cm" svg:y="59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18.796cm" svg:y1="67.723cm" svg:x2="21.697cm" svg:y2="67.471cm" draw:start-shape="id1" draw:start-glue-point="1" draw:end-shape="id2" draw:end-glue-point="6" svg:d="M18796 67723l2901-252" svg:viewBox="0 0 2902 253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7.015cm" svg:y="64.875cm">
            <draw:text-box>
              <text:p text:style-name="P2"><text:span text:style-name="T3">Env</text:span></text:p>
            </draw:text-box>
          </draw:frame>
          <draw:polygon draw:style-name="gr3" draw:text-style-name="P4" draw:layer="layout" svg:width="9.721cm" svg:height="7.479cm" svg:x="4.687cm" svg:y="62.173cm" svg:viewBox="0 0 9722 7480" draw:points="0,7480 9722,7480 4858,0">
            <text:p/>
          </draw:polygon>
          <draw:custom-shape draw:style-name="gr4" draw:text-style-name="P5" draw:layer="layout" svg:width="0.486cm" svg:height="0.5cm" svg:x="4.298cm" svg:y="69.47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4.312cm" svg:y="69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.305cm" svg:y="61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21.196cm" svg:y="70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21.246cm" svg:y1="71.97cm" svg:x2="21.446cm" svg:y2="70.572cm" draw:start-shape="id3" draw:start-glue-point="0" draw:end-shape="id4" draw:end-glue-point="8" svg:d="M21246 71970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24.096cm" svg:y="70.37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4.896cm" svg:y="70.372cm">
              <text:p text:style-name="P9"><text:span text:style-name="T4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4.096cm" svg:y="70.67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4.896cm" svg:y="70.672cm">
              <text:p text:style-name="P9"><text:span text:style-name="T4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4.096cm" svg:y="70.97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26.296cm" svg:y="71.27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4.096cm" svg:y="71.274cm">
                <text:p text:style-name="P9"><text:span text:style-name="T4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5.196cm" svg:y="71.27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23.27cm" svg:y1="69.446cm" svg:x2="21.697cm" svg:y2="67.471cm" draw:start-shape="id5" draw:start-glue-point="5" draw:end-shape="id2" draw:end-glue-point="6" svg:d="M23270 69446l-1573-1975" svg:viewBox="0 0 1574 1976">
          <text:p text:style-name="P9"><text:span text:style-name="T4">QMReset</text:span></text:p>
        </draw:connector>
        <draw:connector draw:style-name="gr12" draw:text-style-name="P7" draw:layer="ConfigLayout" draw:type="line" svg:x1="24.096cm" svg:y1="70.973cm" svg:x2="23.447cm" svg:y2="69.873cm" draw:start-shape="id6" draw:start-glue-point="3" draw:end-shape="id5" draw:end-glue-point="8" svg:d="M24096 70973l-649-1100" svg:viewBox="0 0 650 1101">
          <text:p/>
        </draw:connector>
        <draw:custom-shape draw:style-name="gr5" draw:text-style-name="P6" xml:id="id8" draw:id="id8" draw:layer="layout" svg:width="0.5cm" svg:height="0.5cm" svg:x="45.996cm" svg:y="6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0" draw:id="id10" draw:layer="layout" svg:width="0.5cm" svg:height="0.5cm" svg:x="45.896cm" svg:y="70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47.196cm" svg:y="67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45.194cm" svg:y1="67.47cm" svg:x2="46.246cm" svg:y2="68.972cm" draw:start-shape="id7" draw:start-glue-point="4" draw:end-shape="id8" draw:end-glue-point="4" svg:d="M45194 67470l1052 1502" svg:viewBox="0 0 1053 1503">
          <text:p text:style-name="P9"><text:span text:style-name="T4">Transfer</text:span></text:p>
        </draw:connector>
        <draw:connector draw:style-name="gr6" draw:text-style-name="P7" draw:layer="layout" draw:type="line" svg:x1="45.194cm" svg:y1="67.47cm" svg:x2="47.196cm" svg:y2="68.022cm" draw:start-shape="id7" draw:start-glue-point="4" draw:end-shape="id9" draw:end-glue-point="6" svg:d="M45194 67470l2002 552" svg:viewBox="0 0 2003 553">
          <text:p/>
        </draw:connector>
        <draw:connector draw:style-name="gr6" draw:text-style-name="P7" draw:layer="layout" draw:type="line" svg:x1="46.246cm" svg:y1="69.472cm" svg:x2="46.146cm" svg:y2="70.872cm" draw:start-shape="id8" draw:start-glue-point="8" draw:end-shape="id10" draw:end-glue-point="4" svg:d="M46246 69472l-100 1400" svg:viewBox="0 0 101 1401">
          <text:p/>
        </draw:connector>
        <draw:g xml:id="id12" draw:id="id12">
          <draw:g>
            <draw:custom-shape draw:style-name="gr7" draw:text-style-name="P10" draw:layer="ConfigLayout" svg:width="0.8cm" svg:height="0.3cm" svg:x="47.296cm" svg:y="69.97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48.096cm" svg:y="69.97cm">
              <text:p text:style-name="P9"><text:span text:style-name="T4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7.296cm" svg:y="70.27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48.096cm" svg:y="70.27cm">
              <text:p text:style-name="P9"><text:span text:style-name="T4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7.296cm" svg:y="70.57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9.496cm" svg:y="70.872cm">
                <text:p text:style-name="P9"><text:span text:style-name="T4"/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7.296cm" svg:y="70.872cm">
                <text:p text:style-name="P9"><text:span text:style-name="T4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8.396cm" svg:y="70.87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7.596cm" svg:y1="66.673cm" svg:x2="45.194cm" svg:y2="67.47cm" draw:start-shape="id11" draw:start-glue-point="3" draw:end-shape="id7" draw:end-glue-point="4" svg:d="M47596 66673l-2402 797" svg:viewBox="0 0 2403 798">
          <text:p/>
        </draw:connector>
        <draw:connector draw:style-name="gr12" draw:text-style-name="P7" draw:layer="ConfigLayout" draw:type="line" svg:x1="48.946cm" svg:y1="69.97cm" svg:x2="46.496cm" svg:y2="69.222cm" draw:start-shape="id12" draw:start-glue-point="0" draw:end-shape="id8" svg:d="M48946 69970l-2450-748" svg:viewBox="0 0 2451 749">
          <text:p/>
        </draw:connector>
        <draw:connector draw:style-name="gr14" draw:text-style-name="P10" draw:layer="ConfigLayout" draw:type="curve" svg:x1="23.447cm" svg:y1="69.373cm" svg:x2="45.194cm" svg:y2="67.47cm" draw:start-shape="id5" draw:start-glue-point="4" draw:end-shape="id7" draw:end-glue-point="4" svg:d="M23447 69373c0-1275 21747-324 21747-1903" svg:viewBox="0 0 21748 1904">
          <text:p text:style-name="P9"><text:span text:style-name="T4">Reset</text:span></text:p>
        </draw:connector>
        <draw:connector draw:style-name="gr14" draw:text-style-name="P10" draw:layer="ConfigLayout" draw:type="curve" svg:x1="23.447cm" svg:y1="69.373cm" svg:x2="46.069cm" svg:y2="69.045cm" draw:start-shape="id5" draw:start-glue-point="4" draw:end-shape="id8" draw:end-glue-point="5" svg:d="M23447 69373c0-1353 22622-1189 22622-328" svg:viewBox="0 0 22623 996">
          <text:p text:style-name="P9"><text:span text:style-name="T4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37.613cm" svg:y="62.574cm">
            <draw:text-box>
              <text:p text:style-name="P2"><text:span text:style-name="T5">QMActuator</text:span></text:p>
            </draw:text-box>
          </draw:frame>
          <draw:polygon draw:style-name="gr3" draw:text-style-name="P4" draw:layer="layout" svg:width="9.721cm" svg:height="7.479cm" svg:x="35.285cm" svg:y="59.872cm" svg:viewBox="0 0 9722 7480" draw:points="0,7480 9722,7480 4858,0">
            <text:p/>
          </draw:polygon>
          <draw:custom-shape draw:style-name="gr4" draw:text-style-name="P5" draw:layer="layout" svg:width="0.486cm" svg:height="0.5cm" svg:x="34.896cm" svg:y="67.1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91cm" svg:y="67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9.903cm" svg:y="59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g>
            <draw:custom-shape draw:style-name="gr7" draw:text-style-name="P10" draw:layer="ConfigLayout" svg:width="0.8cm" svg:height="0.3cm" svg:x="47.596cm" svg:y="66.07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8.396cm" svg:y="66.072cm">
              <text:p text:style-name="P9"><text:span text:style-name="T4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7.596cm" svg:y="66.37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8.396cm" svg:y="66.372cm">
              <text:p text:style-name="P9"><text:span text:style-name="T4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7.596cm" svg:y="66.67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9.796cm" svg:y="66.974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7.596cm" svg:y="66.974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8.696cm" svg:y="66.974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5" draw:text-style-name="P10" draw:layer="layout" svg:width="0.8cm" svg:height="0.3cm" svg:x="15.496cm" svg:y="66.97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16.296cm" svg:y="66.972cm">
              <text:p text:style-name="P9"><text:span text:style-name="T4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layout" svg:width="0.8cm" svg:height="0.3cm" svg:x="15.496cm" svg:y="67.27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16.296cm" svg:y="67.272cm">
              <text:p text:style-name="P9"><text:span text:style-name="T4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15.496cm" svg:y="67.57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17.696cm" svg:y="67.87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8cm" svg:height="0.3cm" svg:x="15.496cm" svg:y="67.874cm">
                <text:p text:style-name="P9"><text:span text:style-name="T4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0" draw:layer="layout" svg:width="0.4cm" svg:height="0.3cm" svg:x="17.296cm" svg:y="67.874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17.696cm" svg:y="68.17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15.496cm" svg:y="68.174cm">
                <text:p text:style-name="P9"><text:span text:style-name="T4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16.596cm" svg:y="68.174cm">
                <text:p text:style-name="P9"><text:span text:style-name="T4">0.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5" draw:text-style-name="P10" draw:layer="layout" svg:width="0.8cm" svg:height="0.3cm" svg:x="19.596cm" svg:y="71.97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6" draw:text-style-name="P10" draw:layer="layout" svg:width="2.5cm" svg:height="0.3cm" svg:x="20.396cm" svg:y="71.97cm">
              <text:p text:style-name="P9"><text:span text:style-name="T4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5" draw:text-style-name="P10" draw:layer="layout" svg:width="0.8cm" svg:height="0.3cm" svg:x="19.596cm" svg:y="72.27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6" draw:text-style-name="P10" draw:layer="layout" svg:width="2.5cm" svg:height="0.3cm" svg:x="20.396cm" svg:y="72.27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19.596cm" svg:y="72.57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21.796cm" svg:y="72.87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8" draw:text-style-name="P10" draw:layer="layout" svg:width="1.1cm" svg:height="0.3cm" svg:x="19.596cm" svg:y="72.87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8" draw:text-style-name="P10" draw:layer="layout" svg:width="1.1cm" svg:height="0.3cm" svg:x="20.696cm" svg:y="72.872cm">
                <text:p text:style-name="P9"><text:span text:style-name="T4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5" draw:text-style-name="P10" draw:layer="layout" svg:width="0.8cm" svg:height="0.3cm" svg:x="45.996cm" svg:y="72.47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46.796cm" svg:y="72.47cm">
              <text:p text:style-name="P9"><text:span text:style-name="T4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layout" svg:width="0.8cm" svg:height="0.3cm" svg:x="45.996cm" svg:y="72.77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46.796cm" svg:y="72.77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45.996cm" svg:y="73.07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48.196cm" svg:y="73.672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45.996cm" svg:y="73.672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47.096cm" svg:y="73.67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layout" svg:width="1.1cm" svg:height="0.3cm" svg:x="48.196cm" svg:y="73.3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45.996cm" svg:y="73.372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2" draw:layer="layout" svg:width="1.1cm" svg:height="0.3cm" svg:x="47.096cm" svg:y="73.372cm">
                <text:p text:style-name="P9"><text:span text:style-name="T6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" draw:id="id13">
          <draw:g>
            <draw:custom-shape draw:style-name="gr15" draw:text-style-name="P10" draw:layer="layout" svg:width="0.8cm" svg:height="0.3cm" svg:x="49.796cm" svg:y="67.77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50.596cm" svg:y="67.77cm">
              <text:p text:style-name="P9"><text:span text:style-name="T4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layout" svg:width="0.8cm" svg:height="0.3cm" svg:x="49.796cm" svg:y="68.07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50.596cm" svg:y="68.07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49.796cm" svg:y="68.37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51.996cm" svg:y="68.972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49.796cm" svg:y="68.972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50.896cm" svg:y="68.97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layout" svg:width="1.1cm" svg:height="0.3cm" svg:x="51.996cm" svg:y="68.6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49.796cm" svg:y="68.672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2" draw:layer="layout" svg:width="1.1cm" svg:height="0.3cm" svg:x="50.896cm" svg:y="68.672cm">
                <text:p text:style-name="P9"><text:span text:style-name="T6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49.796cm" svg:y1="68.521cm" svg:x2="47.696cm" svg:y2="68.022cm" draw:start-shape="id13" draw:start-glue-point="3" draw:end-shape="id9" draw:end-glue-point="10" svg:d="M49796 68521l-2100-499" svg:viewBox="0 0 2101 500">
          <text:p/>
        </draw:connector>
        <draw:connector draw:style-name="gr6" draw:text-style-name="P7" draw:layer="layout" draw:type="line" svg:x1="47.646cm" svg:y1="72.47cm" svg:x2="46.323cm" svg:y2="71.299cm" draw:start-shape="id14" draw:start-glue-point="0" draw:end-shape="id10" draw:end-glue-point="9" svg:d="M47646 72470l-1323-1171" svg:viewBox="0 0 1324 1172">
          <text:p/>
        </draw:connector>
        <draw:g xml:id="id15" draw:id="id15">
          <draw:g>
            <draw:custom-shape draw:style-name="gr7" draw:text-style-name="P10" draw:layer="ConfigLayout" svg:width="0.8cm" svg:height="0.3cm" svg:x="35.696cm" svg:y="57.47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6.496cm" svg:y="57.47cm">
              <text:p text:style-name="P9"><text:span text:style-name="T4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5.696cm" svg:y="57.77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6.496cm" svg:y="57.77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5.696cm" svg:y="58.07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37.896cm" svg:y="58.37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5.696cm" svg:y="58.37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6.796cm" svg:y="58.372cm">
                <text:p text:style-name="P9"><text:span text:style-name="T4">-2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8.996cm" svg:y1="58.071cm" svg:x2="40.146cm" svg:y2="59.372cm" draw:start-shape="id15" draw:end-shape="id7" draw:end-glue-point="0" svg:d="M38996 58071l1150 1301" svg:viewBox="0 0 1151 1302">
          <text:p/>
        </draw:connector>
        <draw:connector draw:style-name="gr22" draw:text-style-name="P10" draw:layer="ConfigLayout" draw:type="curve" draw:line-skew="1.464cm -1.079cm" svg:x1="40.194cm" svg:y1="59.672cm" svg:x2="45.194cm" svg:y2="67.47cm" draw:start-shape="id7" draw:start-glue-point="5" draw:end-shape="id7" draw:end-glue-point="4" svg:d="M40194 59672c0 994 2312 828 3422 2529s1016 5269 1578 5269" svg:viewBox="0 0 5001 7799">
          <text:p/>
        </draw:connector>
        <draw:g xml:id="id16" draw:id="id16">
          <draw:g>
            <draw:custom-shape draw:style-name="gr7" draw:text-style-name="P10" draw:layer="ConfigLayout" svg:width="0.8cm" svg:height="0.3cm" svg:x="15.696cm" svg:y="70.37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6.496cm" svg:y="70.372cm">
              <text:p text:style-name="P9"><text:span text:style-name="T4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5.696cm" svg:y="70.67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6.496cm" svg:y="70.672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5.696cm" svg:y="70.97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7.896cm" svg:y="71.274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5.696cm" svg:y="71.274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6.796cm" svg:y="71.274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7.346cm" svg:y1="70.372cm" svg:x2="19.77cm" svg:y2="69.3cm" draw:start-shape="id16" draw:start-glue-point="0" draw:end-shape="id17" draw:end-glue-point="7" svg:d="M17346 70372l2424-1072" svg:viewBox="0 0 2425 1073">
          <text:p/>
        </draw:connector>
        <draw:connector draw:style-name="gr6" draw:text-style-name="P7" draw:layer="ConfigLayout" draw:type="line" svg:x1="21.697cm" svg:y1="67.471cm" svg:x2="20.124cm" svg:y2="68.946cm" draw:start-shape="id2" draw:start-glue-point="6" draw:end-shape="id17" draw:end-glue-point="11" svg:d="M21697 67471l-1573 1475" svg:viewBox="0 0 1574 1476">
          <text:p/>
        </draw:connector>
        <draw:connector draw:style-name="gr11" draw:text-style-name="P10" draw:layer="layout" draw:type="line" svg:x1="21.446cm" svg:y1="70.072cm" svg:x2="21.697cm" svg:y2="67.471cm" draw:start-shape="id4" draw:start-glue-point="4" draw:end-shape="id2" draw:end-glue-point="6" svg:d="M21446 70072l251-2601" svg:viewBox="0 0 252 2602">
          <text:p text:style-name="P9"><text:span text:style-name="T4">QMLevel</text:span></text:p>
        </draw:connector>
        <draw:connector draw:style-name="gr12" draw:text-style-name="P7" draw:layer="layout" draw:type="line" svg:x1="3.147cm" svg:y1="71.271cm" svg:x2="4.498cm" svg:y2="69.772cm" svg:d="M3147 71271l1351-1499" svg:viewBox="0 0 1352 1500">
          <text:p/>
        </draw:connector>
        <draw:g>
          <draw:g>
            <draw:custom-shape draw:style-name="gr7" draw:text-style-name="P10" draw:layer="layout" svg:width="0.8cm" svg:height="0.3cm" svg:x="1.497cm" svg:y="71.27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2.297cm" svg:y="71.27cm">
              <text:p text:style-name="P9"><text:span text:style-name="T4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1.497cm" svg:y="71.57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3.697cm" svg:y="72.172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23" draw:text-style-name="P10" draw:layer="layout" svg:width="1.4cm" svg:height="0.3cm" svg:x="1.497cm" svg:y="72.172cm">
                <text:p text:style-name="P9"><text:span text:style-name="T4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2.897cm" svg:y="72.17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3.697cm" svg:y="71.87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23" draw:text-style-name="P10" draw:layer="layout" svg:width="1.4cm" svg:height="0.3cm" svg:x="1.497cm" svg:y="71.872cm">
                <text:p text:style-name="P9"><text:span text:style-name="T4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2.897cm" svg:y="71.872cm">
                <text:p text:style-name="P9"><text:span text:style-name="T4">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9" draw:id="id19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16.818cm" svg:y="39.034cm">
            <draw:text-box>
              <text:p text:style-name="P2"><text:span text:style-name="T5">QMVariables</text:span></text:p>
            </draw:text-box>
          </draw:frame>
          <draw:polygon draw:style-name="gr3" draw:text-style-name="P4" draw:layer="layout" svg:width="9.721cm" svg:height="7.479cm" svg:x="14.49cm" svg:y="36.332cm" svg:viewBox="0 0 9722 7480" draw:points="0,7480 9722,7480 4858,0">
            <text:p/>
          </draw:polygon>
          <draw:custom-shape draw:style-name="gr4" draw:text-style-name="P5" draw:layer="layout" svg:width="0.486cm" svg:height="0.5cm" svg:x="14.101cm" svg:y="43.63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4.115cm" svg:y="43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9.108cm" svg:y="35.8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8" draw:id="id18">
          <draw:g>
            <draw:custom-shape draw:style-name="gr7" draw:text-style-name="P10" draw:layer="ConfigLayout" svg:width="0.8cm" svg:height="0.3cm" svg:x="7.7cm" svg:y="43.03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8.5cm" svg:y="43.031cm">
              <text:p text:style-name="P9"><text:span text:style-name="T4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7.7cm" svg:y="43.3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8.5cm" svg:y="43.331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7.7cm" svg:y="43.63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9.9cm" svg:y="43.933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7.7cm" svg:y="43.933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8.8cm" svg:y="43.933cm">
                <text:p text:style-name="P9"><text:span text:style-name="T4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1cm" svg:y1="43.632cm" svg:x2="14.302cm" svg:y2="43.931cm" draw:start-shape="id18" draw:start-glue-point="1" draw:end-shape="id19" draw:end-glue-point="6" svg:d="M11000 43632l3302 299" svg:viewBox="0 0 3303 300">
          <text:p/>
        </draw:connector>
        <draw:connector draw:style-name="gr12" draw:text-style-name="P7" draw:layer="ConfigLayout" draw:type="line" svg:x1="21.697cm" svg:y1="67.471cm" svg:x2="14.302cm" svg:y2="43.931cm" draw:start-shape="id2" draw:start-glue-point="6" draw:end-shape="id19" draw:end-glue-point="6" svg:d="M21697 67471l-7395-23540" svg:viewBox="0 0 7396 23541">
          <text:p/>
        </draw:connector>
        <draw:g xml:id="id20" draw:id="id20">
          <draw:g>
            <draw:custom-shape draw:style-name="gr7" draw:text-style-name="P10" draw:layer="ConfigLayout" svg:width="0.8cm" svg:height="0.3cm" svg:x="8.1cm" svg:y="44.73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8.9cm" svg:y="44.729cm">
              <text:p text:style-name="P9"><text:span text:style-name="T4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8.1cm" svg:y="45.0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8.9cm" svg:y="45.02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8.1cm" svg:y="45.33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0.3cm" svg:y="45.631cm">
                <text:p text:style-name="P9"><text:span text:style-name="T4"/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8.1cm" svg:y="45.63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.2cm" svg:y="45.631cm">
                <text:p text:style-name="P9"><text:span text:style-name="T4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1" draw:id="id21" draw:layer="ConfigLayout" svg:width="0.5cm" svg:height="0.5cm" svg:x="13.2cm" svg:y="45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1.4cm" svg:y1="45.33cm" svg:x2="13.2cm" svg:y2="45.681cm" draw:start-shape="id20" draw:start-glue-point="1" draw:end-shape="id21" draw:end-glue-point="6" svg:d="M11400 45330l1800 351" svg:viewBox="0 0 1801 352">
          <text:p/>
        </draw:connector>
        <draw:connector draw:style-name="gr12" draw:text-style-name="P7" draw:layer="ConfigLayout" draw:type="line" svg:x1="21.697cm" svg:y1="67.471cm" svg:x2="13.45cm" svg:y2="45.931cm" draw:start-shape="id2" draw:start-glue-point="6" draw:end-shape="id21" draw:end-glue-point="8" svg:d="M21697 67471l-8247-21540" svg:viewBox="0 0 8248 21541">
          <text:p/>
        </draw:connector>
        <draw:connector draw:style-name="gr11" draw:text-style-name="P13" draw:layer="ConfigLayout" draw:type="line" svg:x1="13.627cm" svg:y1="45.504cm" svg:x2="14.302cm" svg:y2="43.931cm" draw:start-shape="id21" draw:start-glue-point="11" draw:end-shape="id19" draw:end-glue-point="6" svg:d="M13627 45504l675-1573" svg:viewBox="0 0 676 1574">
          <text:p text:style-name="P9"><text:span text:style-name="T7">Transfer</text:span></text:p>
        </draw:connector>
        <draw:g xml:id="id22" draw:id="id22">
          <draw:g>
            <draw:custom-shape draw:style-name="gr7" draw:text-style-name="P10" draw:layer="ConfigLayout" svg:width="0.8cm" svg:height="0.3cm" svg:x="8.3cm" svg:y="46.43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.1cm" svg:y="46.429cm">
              <text:p text:style-name="P9"><text:span text:style-name="T4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8.3cm" svg:y="46.7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.1cm" svg:y="46.72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8.3cm" svg:y="47.03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0.5cm" svg:y="47.331cm">
                <text:p text:style-name="P9"><text:span text:style-name="T4"/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8.3cm" svg:y="47.33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.4cm" svg:y="47.331cm">
                <text:p text:style-name="P9"><text:span text:style-name="T4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25" draw:id="id25">
          <draw:g>
            <draw:custom-shape draw:style-name="gr7" draw:text-style-name="P10" draw:layer="ConfigLayout" svg:width="0.8cm" svg:height="0.3cm" svg:x="6.696cm" svg:y="50.27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7.496cm" svg:y="50.27cm">
              <text:p text:style-name="P9"><text:span text:style-name="T4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6.696cm" svg:y="50.57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7.496cm" svg:y="50.57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6.696cm" svg:y="50.87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8.896cm" svg:y="51.172cm">
                <text:p text:style-name="P9"><text:span text:style-name="T4"/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6.696cm" svg:y="51.17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7.796cm" svg:y="51.172cm">
                <text:p text:style-name="P9"><text:span text:style-name="T4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ConfigLayout" svg:width="0.5cm" svg:height="0.5cm" svg:x="12.501cm" svg:y="47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1.6cm" svg:y1="47.03cm" svg:x2="12.574cm" svg:y2="47.305cm" draw:start-shape="id22" draw:end-shape="id23" draw:end-glue-point="5" svg:d="M11600 47030l974 275" svg:viewBox="0 0 975 276">
          <text:p/>
        </draw:connector>
        <draw:connector draw:style-name="gr12" draw:text-style-name="P7" draw:layer="ConfigLayout" draw:type="line" svg:x1="21.697cm" svg:y1="67.471cm" svg:x2="12.751cm" svg:y2="47.732cm" draw:start-shape="id2" draw:start-glue-point="6" draw:end-shape="id23" draw:end-glue-point="8" svg:d="M21697 67471l-8946-19739" svg:viewBox="0 0 8947 19740">
          <text:p/>
        </draw:connector>
        <draw:custom-shape draw:style-name="gr5" draw:text-style-name="P6" xml:id="id24" draw:id="id24" draw:layer="ConfigLayout" svg:width="0.5cm" svg:height="0.5cm" svg:x="11.3cm" svg:y="51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1.697cm" svg:y1="67.471cm" svg:x2="11.727cm" svg:y2="51.758cm" draw:start-shape="id2" draw:start-glue-point="6" draw:end-shape="id24" draw:end-glue-point="9" svg:d="M21697 67471l-9970-15713" svg:viewBox="0 0 9971 15714">
          <text:p/>
        </draw:connector>
        <draw:connector draw:style-name="gr11" draw:text-style-name="P7" draw:layer="ConfigLayout" draw:type="line" svg:x1="12.751cm" svg:y1="47.232cm" svg:x2="13.273cm" svg:y2="45.858cm" draw:start-shape="id23" draw:end-shape="id21" draw:end-glue-point="7" svg:d="M12751 47232l522-1374" svg:viewBox="0 0 523 1375">
          <text:p text:style-name="P9"><text:span text:style-name="T7">Transfer</text:span></text:p>
        </draw:connector>
        <draw:connector draw:style-name="gr12" draw:text-style-name="P7" draw:layer="ConfigLayout" draw:type="line" svg:x1="9.996cm" svg:y1="50.871cm" svg:x2="11.3cm" svg:y2="51.581cm" draw:start-shape="id25" draw:start-glue-point="1" draw:end-shape="id24" draw:end-glue-point="6" svg:d="M9996 50871l1304 710" svg:viewBox="0 0 1305 711">
          <text:p/>
        </draw:connector>
        <draw:connector draw:style-name="gr11" draw:text-style-name="P7" draw:layer="ConfigLayout" draw:type="line" svg:x1="11.951cm" svg:y1="49.232cm" svg:x2="12.574cm" svg:y2="47.659cm" draw:start-shape="id26" draw:start-glue-point="4" draw:end-shape="id23" draw:end-glue-point="7" svg:d="M11951 49232l623-1573" svg:viewBox="0 0 624 1574">
          <text:p text:style-name="P9"><text:span text:style-name="T7">Transfer</text:span></text:p>
        </draw:connector>
        <draw:connector draw:style-name="gr11" draw:text-style-name="P7" draw:layer="ConfigLayout" draw:type="line" svg:x1="11.55cm" svg:y1="51.331cm" svg:x2="11.774cm" svg:y2="49.659cm" draw:start-shape="id24" draw:start-glue-point="4" draw:end-shape="id26" draw:end-glue-point="7" svg:d="M11550 51331l224-1672" svg:viewBox="0 0 225 1673">
          <text:p text:style-name="P9"><text:span text:style-name="T7">Transfer</text:span></text:p>
        </draw:connector>
        <draw:connector draw:style-name="gr14" draw:text-style-name="P10" draw:layer="ConfigLayout" draw:type="curve" svg:x1="23.447cm" svg:y1="69.373cm" svg:x2="24.399cm" svg:y2="43.93cm" draw:start-shape="id5" draw:start-glue-point="4" draw:end-shape="id19" draw:end-glue-point="4" svg:d="M23447 69373c0-18930 952-6209 952-25443" svg:viewBox="0 0 953 25444">
          <text:p text:style-name="P9"><text:span text:style-name="T4">Reset</text:span></text:p>
        </draw:connector>
        <draw:connector draw:style-name="gr14" draw:text-style-name="P10" draw:layer="ConfigLayout" draw:type="curve" svg:x1="23.447cm" svg:y1="69.373cm" svg:x2="26.45cm" svg:y2="44.3cm" draw:start-shape="id5" draw:start-glue-point="4" draw:end-shape="id27" draw:end-glue-point="8" svg:d="M23447 69373c0-18804 3003-6268 3003-25073" svg:viewBox="0 0 3004 25074">
          <text:p text:style-name="P9"><text:span text:style-name="T4">Reset</text:span></text:p>
        </draw:connector>
        <draw:g xml:id="id28" draw:id="id28">
          <draw:g>
            <draw:custom-shape draw:style-name="gr15" draw:text-style-name="P10" draw:layer="ConfigLayout" svg:width="0.8cm" svg:height="0.3cm" svg:x="27.9cm" svg:y="46.03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28.7cm" svg:y="46.031cm">
              <text:p text:style-name="P9"><text:span text:style-name="T4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ConfigLayout" svg:width="0.8cm" svg:height="0.3cm" svg:x="27.9cm" svg:y="46.3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28.7cm" svg:y="46.331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27.9cm" svg:y="46.63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30.1cm" svg:y="46.933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7.9cm" svg:y="46.933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9cm" svg:y="46.93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29" draw:id="id29" draw:layer="ConfigLayout" svg:width="0.5cm" svg:height="0.5cm" svg:x="28cm" svg:y="4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9.55cm" svg:y1="46.031cm" svg:x2="28.427cm" svg:y2="45.227cm" draw:start-shape="id28" draw:start-glue-point="0" draw:end-shape="id29" draw:end-glue-point="9" svg:d="M29550 46031l-1123-804" svg:viewBox="0 0 1124 805">
          <text:p/>
        </draw:connector>
        <draw:connector draw:style-name="gr11" draw:text-style-name="P7" draw:layer="ConfigLayout" draw:type="line" svg:x1="26.627cm" svg:y1="44.227cm" svg:x2="28.073cm" svg:y2="44.873cm" draw:start-shape="id27" draw:start-glue-point="9" draw:end-shape="id29" draw:end-glue-point="5" svg:d="M26627 44227l1446 646" svg:viewBox="0 0 1447 647">
          <text:p text:style-name="P9"><text:span text:style-name="T7">Transfer</text:span></text:p>
        </draw:connector>
        <draw:connector draw:style-name="gr12" draw:text-style-name="P7" draw:layer="ConfigLayout" draw:type="line" svg:x1="12.201cm" svg:y1="49.482cm" svg:x2="28.073cm" svg:y2="45.227cm" draw:start-shape="id26" draw:start-glue-point="10" draw:end-shape="id29" draw:end-glue-point="7" svg:d="M12201 49482l15872-4255" svg:viewBox="0 0 15873 4256">
          <text:p/>
        </draw:connector>
        <draw:connector draw:style-name="gr12" draw:text-style-name="P7" draw:layer="ConfigLayout" draw:type="line" svg:x1="13.001cm" svg:y1="47.482cm" svg:x2="28cm" svg:y2="45.05cm" draw:start-shape="id23" draw:start-glue-point="10" draw:end-shape="id29" draw:end-glue-point="6" svg:d="M13001 47482l14999-2432" svg:viewBox="0 0 15000 2433">
          <text:p/>
        </draw:connector>
        <draw:g xml:id="id30" draw:id="id30">
          <draw:g>
            <draw:custom-shape draw:style-name="gr15" draw:text-style-name="P10" draw:layer="ConfigLayout" svg:width="0.8cm" svg:height="0.3cm" svg:x="22.1cm" svg:y="35.33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22.9cm" svg:y="35.331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ConfigLayout" svg:width="0.8cm" svg:height="0.3cm" svg:x="22.1cm" svg:y="35.6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22.9cm" svg:y="35.631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22.1cm" svg:y="35.93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1" draw:text-style-name="P10" draw:layer="ConfigLayout" svg:width="1.1cm" svg:height="0.3cm" svg:x="24.3cm" svg:y="36.5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2.1cm" svg:y="36.533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3.2cm" svg:y="36.533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24.3cm" svg:y="36.2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2.1cm" svg:y="36.233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3.2cm" svg:y="36.233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24.3cm" svg:y="36.8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2.1cm" svg:y="36.833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3.2cm" svg:y="36.833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24.3cm" svg:y="37.1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2.1cm" svg:y="37.133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3.2cm" svg:y="37.133cm">
                <text:p text:style-name="P9"><text:span text:style-name="T4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24.3cm" svg:y="37.4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2.1cm" svg:y="37.433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3.2cm" svg:y="37.433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24.3cm" svg:y="37.7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2.1cm" svg:y="37.733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3.2cm" svg:y="37.733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2.1cm" svg:y1="36.682cm" svg:x2="19.399cm" svg:y2="36.132cm" draw:start-shape="id30" draw:start-glue-point="3" draw:end-shape="id19" draw:end-glue-point="5" svg:d="M22100 36682l-2701-550" svg:viewBox="0 0 2702 551">
          <text:p/>
        </draw:connector>
        <draw:connector draw:style-name="gr14" draw:text-style-name="P10" draw:layer="ConfigLayout" draw:type="curve" draw:line-skew="1.964cm 4.8cm" svg:x1="21.697cm" svg:y1="67.471cm" svg:x2="19.399cm" svg:y2="36.132cm" draw:start-shape="id2" draw:start-glue-point="6" draw:end-shape="id19" draw:end-glue-point="5" svg:d="M21697 67471c-9199 0-7666-13670-5941-20006s3643-5335 3643-11333" svg:viewBox="0 0 7248 31340">
          <text:p text:style-name="P9"><text:span text:style-name="T4">Fidelity:4</text:span></text:p>
        </draw:connector>
        <draw:connector draw:style-name="gr14" draw:text-style-name="P10" draw:layer="ConfigLayout" draw:type="curve" draw:line-skew="2.164cm 4.9cm" svg:x1="21.697cm" svg:y1="67.471cm" svg:x2="19.399cm" svg:y2="36.132cm" draw:start-shape="id2" draw:start-glue-point="6" draw:end-shape="id19" draw:end-glue-point="5" svg:d="M21697 67471c-8899 0-7416-13620-5766-19918s3468-5273 3468-11421" svg:viewBox="0 0 7016 31340">
          <text:p text:style-name="P9"><text:span text:style-name="T4">SimulatedTime</text:span></text:p>
        </draw:connector>
        <draw:connector draw:style-name="gr14" draw:text-style-name="P10" draw:layer="ConfigLayout" draw:type="curve" draw:line-skew="2.164cm 4.1cm" svg:x1="21.697cm" svg:y1="67.471cm" svg:x2="19.399cm" svg:y2="36.132cm" draw:start-shape="id2" draw:start-glue-point="6" draw:end-shape="id19" draw:end-glue-point="5" svg:d="M21697 67471c-8899 0-7416-14020-5766-20618s3468-5773 3468-10721" svg:viewBox="0 0 7016 31340">
          <text:p text:style-name="P9"><text:span text:style-name="T4">FidelityScore:0</text:span></text:p>
        </draw:connector>
        <draw:connector draw:style-name="gr14" draw:text-style-name="P10" draw:layer="ConfigLayout" draw:type="curve" draw:line-skew="2.164cm 4cm" svg:x1="21.697cm" svg:y1="67.471cm" svg:x2="19.399cm" svg:y2="36.132cm" draw:start-shape="id2" draw:start-glue-point="6" draw:end-shape="id19" draw:end-glue-point="5" svg:d="M21697 67471c-8899 0-7416-14070-5766-20706s3468-5835 3468-10633" svg:viewBox="0 0 7016 31340">
          <text:p text:style-name="P9"><text:span text:style-name="T4">TimeScore:0</text:span></text:p>
        </draw:connector>
        <draw:connector draw:style-name="gr14" draw:text-style-name="P10" draw:layer="ConfigLayout" draw:type="curve" draw:line-skew="1.878cm 3.9cm" svg:x1="21.697cm" svg:y1="67.471cm" svg:x2="19.399cm" svg:y2="36.132cm" draw:start-shape="id2" draw:start-glue-point="6" draw:end-shape="id19" draw:end-glue-point="5" svg:d="M21697 67471c-9328 0-7773-14120-6016-20793s3718-5898 3718-10546" svg:viewBox="0 0 7347 31340">
          <text:p text:style-name="P9"><text:span text:style-name="T4">Score:0</text:span></text:p>
        </draw:connector>
        <draw:g xml:id="id31" draw:id="id31">
          <draw:g>
            <draw:custom-shape draw:style-name="gr15" draw:text-style-name="P10" draw:layer="ConfigLayout" svg:width="0.8cm" svg:height="0.3cm" svg:x="1.1cm" svg:y="33.03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1.9cm" svg:y="33.031cm">
              <text:p text:style-name="P9"><text:span text:style-name="T4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ConfigLayout" svg:width="0.8cm" svg:height="0.3cm" svg:x="1.1cm" svg:y="33.3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1.9cm" svg:y="33.331cm">
              <text:p text:style-name="P9"><text:span text:style-name="T4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1.1cm" svg:y="33.63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4" draw:text-style-name="P10" draw:layer="ConfigLayout" svg:width="0.4cm" svg:height="0.3cm" svg:x="4cm" svg:y="34.233cm">
                <text:p/>
                <draw:enhanced-geometry svg:viewBox="0 0 21600 21600" draw:type="rectangle" draw:enhanced-path="M 0 0 L 21600 0 21600 21600 0 21600 0 0 Z N"/>
              </draw:custom-shape>
              <draw:custom-shape draw:style-name="gr25" draw:text-style-name="P10" draw:layer="ConfigLayout" svg:width="0.7cm" svg:height="0.3cm" svg:x="1.1cm" svg:y="34.233cm">
                <text:p text:style-name="P9"><text:span text:style-name="T4">Model</text:span></text:p>
                <draw:enhanced-geometry svg:viewBox="0 0 21600 21600" draw:type="rectangle" draw:enhanced-path="M 0 0 L 21600 0 21600 21600 0 21600 0 0 Z N"/>
              </draw:custom-shape>
              <draw:custom-shape draw:style-name="gr26" draw:text-style-name="P13" draw:layer="ConfigLayout" svg:width="2.2cm" svg:height="0.3cm" svg:x="1.8cm" svg:y="34.233cm">
                <text:p text:style-name="P9"><text:span text:style-name="T7">005-001-QuantumMovesBasic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ConfigLayout" svg:width="1.1cm" svg:height="0.3cm" svg:x="3.3cm" svg:y="33.933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1.1cm" svg:y="33.933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.2cm" svg:y="33.933cm">
                <text:p text:style-name="P9"><text:span text:style-name="T4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.4cm" svg:y1="33.782cm" svg:x2="4.7cm" svg:y2="35.581cm" draw:start-shape="id31" draw:start-glue-point="1" draw:end-shape="id32" draw:end-glue-point="6" svg:d="M4400 33782l300 1799" svg:viewBox="0 0 301 1800">
          <text:p/>
        </draw:connector>
        <draw:connector draw:style-name="gr11" draw:text-style-name="P10" draw:layer="ConfigLayout" draw:type="line" svg:x1="16.927cm" svg:y1="35.458cm" svg:x2="19.399cm" svg:y2="36.132cm" draw:start-shape="id33" draw:start-glue-point="9" draw:end-shape="id19" draw:end-glue-point="5" svg:d="M16927 35458l2472 674" svg:viewBox="0 0 2473 675">
          <text:p text:style-name="P9"><text:span text:style-name="T4">Transfer</text:span></text:p>
        </draw:connector>
        <draw:connector draw:style-name="gr27" draw:text-style-name="P10" draw:layer="ConfigLayout" draw:type="curve" svg:x1="21.697cm" svg:y1="67.471cm" svg:x2="4.95cm" svg:y2="35.831cm" draw:start-shape="id2" draw:start-glue-point="6" draw:end-shape="id32" draw:end-glue-point="8" svg:d="M21697 67471c-11165 0-16747-10546-16747-31640" svg:viewBox="0 0 16748 31641">
          <text:p text:style-name="P9"><text:span text:style-name="T4">FidelityScore:0</text:span></text:p>
        </draw:connector>
        <draw:connector draw:style-name="gr27" draw:text-style-name="P10" draw:layer="ConfigLayout" draw:type="curve" svg:x1="21.697cm" svg:y1="67.471cm" svg:x2="4.95cm" svg:y2="35.831cm" draw:start-shape="id2" draw:start-glue-point="6" draw:end-shape="id32" draw:end-glue-point="8" svg:d="M21697 67471c-11165 0-16747-10546-16747-31640" svg:viewBox="0 0 16748 31641">
          <text:p text:style-name="P9"><text:span text:style-name="T4">TimeScore:0</text:span></text:p>
        </draw:connector>
        <draw:connector draw:style-name="gr27" draw:text-style-name="P10" draw:layer="ConfigLayout" draw:type="curve" svg:x1="21.697cm" svg:y1="67.471cm" svg:x2="4.95cm" svg:y2="35.831cm" draw:start-shape="id2" draw:start-glue-point="6" draw:end-shape="id32" draw:end-glue-point="8" svg:d="M21697 67471c-11165 0-16747-10546-16747-31640" svg:viewBox="0 0 16748 31641">
          <text:p text:style-name="P9"><text:span text:style-name="T4">Score:0</text:span></text:p>
        </draw:connector>
        <draw:connector draw:style-name="gr27" draw:text-style-name="P10" draw:layer="ConfigLayout" draw:type="curve" svg:x1="21.697cm" svg:y1="67.471cm" svg:x2="4.95cm" svg:y2="35.831cm" draw:start-shape="id2" draw:start-glue-point="6" draw:end-shape="id32" draw:end-glue-point="8" svg:d="M21697 67471c-11165 0-16747-10546-16747-31640" svg:viewBox="0 0 16748 31641">
          <text:p text:style-name="P9"><text:span text:style-name="T4">SimulatedTime:3</text:span></text:p>
        </draw:connector>
        <draw:connector draw:style-name="gr27" draw:text-style-name="P10" draw:layer="ConfigLayout" draw:type="curve" svg:x1="21.697cm" svg:y1="67.471cm" svg:x2="4.95cm" svg:y2="35.831cm" draw:start-shape="id2" draw:start-glue-point="6" draw:end-shape="id32" draw:end-glue-point="8" svg:d="M21697 67471c-11165 0-16747-10546-16747-31640" svg:viewBox="0 0 16748 31641">
          <text:p text:style-name="P9"><text:span text:style-name="T4">Fidelity:4</text:span></text:p>
        </draw:connector>
        <draw:connector draw:style-name="gr27" draw:text-style-name="P10" draw:layer="ConfigLayout" draw:type="curve" draw:line-skew="8.117cm" svg:x1="23.27cm" svg:y1="69.446cm" svg:x2="4.95cm" svg:y2="35.831cm" draw:start-shape="id5" draw:start-glue-point="5" draw:end-shape="id32" draw:end-glue-point="8" svg:d="M23270 69446c0-13089-18320 3718-18320-33615" svg:viewBox="0 0 18321 33616">
          <text:p text:style-name="P9"><text:span text:style-name="T4">Reset</text:span></text:p>
        </draw:connector>
        <draw:custom-shape draw:style-name="gr5" draw:text-style-name="P6" xml:id="id32" draw:id="id32" draw:layer="ConfigLayout" svg:width="0.5cm" svg:height="0.5cm" svg:x="4.7cm" svg:y="35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4" draw:id="id34">
          <draw:g>
            <draw:custom-shape draw:style-name="gr15" draw:text-style-name="P10" draw:layer="ConfigLayout" svg:width="0.8cm" svg:height="0.3cm" svg:x="4.6cm" svg:y="30.63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5.4cm" svg:y="30.631cm">
              <text:p text:style-name="P9"><text:span text:style-name="T4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ConfigLayout" svg:width="0.8cm" svg:height="0.3cm" svg:x="4.6cm" svg:y="30.9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5.4cm" svg:y="30.931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4.6cm" svg:y="31.23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1" draw:text-style-name="P10" draw:layer="ConfigLayout" svg:width="1.1cm" svg:height="0.3cm" svg:x="6.8cm" svg:y="31.8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.6cm" svg:y="31.833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.7cm" svg:y="31.833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6.8cm" svg:y="31.5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.6cm" svg:y="31.533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.7cm" svg:y="31.533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6.8cm" svg:y="32.1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.6cm" svg:y="32.133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.7cm" svg:y="32.133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6.8cm" svg:y="32.4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.6cm" svg:y="32.433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.7cm" svg:y="32.433cm">
                <text:p text:style-name="P9"><text:span text:style-name="T4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6.8cm" svg:y="32.7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.6cm" svg:y="32.733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.7cm" svg:y="32.733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10" draw:layer="ConfigLayout" svg:width="1.1cm" svg:height="0.3cm" svg:x="6.8cm" svg:y="33.0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.6cm" svg:y="33.033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5.7cm" svg:y="33.033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6.25cm" svg:y1="33.333cm" svg:x2="7.251cm" svg:y2="34.932cm" draw:start-shape="id34" draw:end-shape="id35" draw:end-glue-point="4" svg:d="M6250 33333l1001 1599" svg:viewBox="0 0 1002 1600">
          <text:p/>
        </draw:connector>
        <draw:connector draw:style-name="gr11" draw:text-style-name="P10" draw:layer="ConfigLayout" draw:type="line" svg:x1="5.2cm" svg:y1="35.581cm" svg:x2="7.001cm" svg:y2="35.182cm" draw:start-shape="id32" draw:start-glue-point="10" draw:end-shape="id35" draw:end-glue-point="6" svg:d="M5200 35581l1801-399" svg:viewBox="0 0 1802 400">
          <text:p text:style-name="P9"><text:span text:style-name="T4">Indexed</text:span></text:p>
        </draw:connector>
        <draw:g xml:id="id39" draw:id="id39">
          <draw:g>
            <draw:custom-shape draw:style-name="gr7" draw:text-style-name="P10" draw:layer="ConfigLayout" svg:width="0.8cm" svg:height="0.3cm" svg:x="8.5cm" svg:y="32.03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.3cm" svg:y="32.029cm">
              <text:p text:style-name="P9"><text:span text:style-name="T4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8.5cm" svg:y="32.3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.3cm" svg:y="32.32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8.5cm" svg:y="32.63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0.7cm" svg:y="32.931cm">
                <text:p text:style-name="P9"><text:span text:style-name="T4"/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8.5cm" svg:y="32.93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.6cm" svg:y="32.931cm">
                <text:p text:style-name="P9"><text:span text:style-name="T4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7.501cm" svg:y1="35.182cm" svg:x2="9.2cm" svg:y2="35.081cm" draw:start-shape="id35" draw:start-glue-point="10" draw:end-shape="id36" draw:end-glue-point="6" svg:d="M7501 35182l1699-101" svg:viewBox="0 0 1700 102">
          <text:p text:style-name="P9"><text:span text:style-name="T4">Transfer</text:span></text:p>
        </draw:connector>
        <draw:connector draw:style-name="gr11" draw:text-style-name="P10" draw:layer="ConfigLayout" draw:type="line" svg:x1="9.7cm" svg:y1="35.081cm" svg:x2="11.5cm" svg:y2="35.081cm" draw:start-shape="id36" draw:start-glue-point="10" draw:end-shape="id37" draw:end-glue-point="6" svg:d="M9700 35081h1800" svg:viewBox="0 0 1801 1">
          <text:p text:style-name="P9"><text:span text:style-name="T4">Transfer</text:span></text:p>
        </draw:connector>
        <draw:connector draw:style-name="gr11" draw:text-style-name="P10" draw:layer="ConfigLayout" draw:type="line" svg:x1="12cm" svg:y1="35.081cm" svg:x2="13.8cm" svg:y2="35.181cm" draw:start-shape="id37" draw:start-glue-point="10" draw:end-shape="id38" draw:end-glue-point="6" svg:d="M12000 35081l1800 100" svg:viewBox="0 0 1801 101">
          <text:p text:style-name="P9"><text:span text:style-name="T4">Transfer</text:span></text:p>
        </draw:connector>
        <draw:connector draw:style-name="gr11" draw:text-style-name="P10" draw:layer="ConfigLayout" draw:type="line" svg:x1="14.3cm" svg:y1="35.181cm" svg:x2="16.5cm" svg:y2="35.281cm" draw:start-shape="id38" draw:start-glue-point="10" draw:end-shape="id33" draw:end-glue-point="6" svg:d="M14300 35181l2200 100" svg:viewBox="0 0 2201 101">
          <text:p text:style-name="P9"><text:span text:style-name="T4">Transfer</text:span></text:p>
        </draw:connector>
        <draw:connector draw:style-name="gr12" draw:text-style-name="P7" draw:layer="ConfigLayout" draw:type="line" svg:x1="10.15cm" svg:y1="33.231cm" svg:x2="9.45cm" svg:y2="34.831cm" draw:start-shape="id39" draw:start-glue-point="2" draw:end-shape="id36" draw:end-glue-point="4" svg:d="M10150 33231l-700 1600" svg:viewBox="0 0 701 1601">
          <text:p/>
        </draw:connector>
        <draw:connector draw:style-name="gr12" draw:text-style-name="P7" draw:layer="ConfigLayout" draw:type="line" svg:x1="13.85cm" svg:y1="33.533cm" svg:x2="11.75cm" svg:y2="34.831cm" draw:start-shape="id40" draw:start-glue-point="2" draw:end-shape="id37" draw:end-glue-point="4" svg:d="M13850 33533l-2100 1298" svg:viewBox="0 0 2101 1299">
          <text:p/>
        </draw:connector>
        <draw:connector draw:style-name="gr12" draw:text-style-name="P7" draw:layer="ConfigLayout" draw:type="line" svg:x1="17.65cm" svg:y1="33.333cm" svg:x2="14.05cm" svg:y2="34.931cm" draw:start-shape="id41" draw:start-glue-point="2" draw:end-shape="id38" svg:d="M17650 33333l-3600 1598" svg:viewBox="0 0 3601 1599">
          <text:p/>
        </draw:connector>
        <draw:connector draw:style-name="gr12" draw:text-style-name="P7" draw:layer="ConfigLayout" draw:type="line" svg:x1="21.25cm" svg:y1="34.031cm" svg:x2="17cm" svg:y2="35.281cm" draw:start-shape="id42" draw:start-glue-point="2" draw:end-shape="id33" draw:end-glue-point="10" svg:d="M21250 34031l-4250 1250" svg:viewBox="0 0 4251 1251">
          <text:p/>
        </draw:connector>
        <draw:g xml:id="id41" draw:id="id41">
          <draw:g>
            <draw:custom-shape draw:style-name="gr7" draw:text-style-name="P10" draw:layer="ConfigLayout" svg:width="0.8cm" svg:height="0.3cm" svg:x="16cm" svg:y="32.13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6.8cm" svg:y="32.131cm">
              <text:p text:style-name="P9"><text:span text:style-name="T4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6cm" svg:y="32.433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6.8cm" svg:y="32.431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6cm" svg:y="32.73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8.2cm" svg:y="33.033cm">
                <text:p text:style-name="P9"><text:span text:style-name="T4"/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6cm" svg:y="33.033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7.1cm" svg:y="33.033cm">
                <text:p text:style-name="P9"><text:span text:style-name="T4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2" draw:id="id42">
          <draw:g>
            <draw:custom-shape draw:style-name="gr7" draw:text-style-name="P10" draw:layer="ConfigLayout" svg:width="0.8cm" svg:height="0.3cm" svg:x="19.6cm" svg:y="32.83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4cm" svg:y="32.829cm">
              <text:p text:style-name="P9"><text:span text:style-name="T4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6cm" svg:y="33.1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4cm" svg:y="33.12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6cm" svg:y="33.43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21.8cm" svg:y="33.731cm">
                <text:p text:style-name="P9"><text:span text:style-name="T4"/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6cm" svg:y="33.73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7cm" svg:y="33.731cm">
                <text:p text:style-name="P9"><text:span text:style-name="T4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0" draw:id="id40">
          <draw:g>
            <draw:custom-shape draw:style-name="gr15" draw:text-style-name="P10" draw:layer="ConfigLayout" svg:width="0.8cm" svg:height="0.3cm" svg:x="12.2cm" svg:y="32.33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13cm" svg:y="32.331cm">
              <text:p text:style-name="P9"><text:span text:style-name="T4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ConfigLayout" svg:width="0.8cm" svg:height="0.3cm" svg:x="12.2cm" svg:y="32.6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13cm" svg:y="32.631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12.2cm" svg:y="32.93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14.4cm" svg:y="33.233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12.2cm" svg:y="33.233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13.3cm" svg:y="33.233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7" draw:layer="ConfigLayout" draw:type="line" svg:x1="21.697cm" svg:y1="67.471cm" svg:x2="9.45cm" svg:y2="35.331cm" draw:start-shape="id2" draw:start-glue-point="6" draw:end-shape="id36" draw:end-glue-point="8" svg:d="M21697 67471l-12247-32140" svg:viewBox="0 0 12248 32141">
          <text:p/>
        </draw:connector>
        <draw:connector draw:style-name="gr28" draw:text-style-name="P7" draw:layer="ConfigLayout" draw:type="line" svg:x1="21.697cm" svg:y1="67.471cm" svg:x2="14.05cm" svg:y2="35.431cm" draw:start-shape="id2" draw:start-glue-point="6" draw:end-shape="id38" draw:end-glue-point="8" svg:d="M21697 67471l-7647-32040" svg:viewBox="0 0 7648 32041">
          <text:p/>
        </draw:connector>
        <draw:connector draw:style-name="gr28" draw:text-style-name="P7" draw:layer="ConfigLayout" draw:type="line" svg:x1="21.697cm" svg:y1="67.471cm" svg:x2="16.75cm" svg:y2="35.531cm" draw:start-shape="id2" draw:start-glue-point="6" draw:end-shape="id33" draw:end-glue-point="8" svg:d="M21697 67471l-4947-31940" svg:viewBox="0 0 4948 31941">
          <text:p/>
        </draw:connector>
        <draw:custom-shape draw:style-name="gr5" draw:text-style-name="P6" xml:id="id35" draw:id="id35" draw:layer="ConfigLayout" svg:width="0.5cm" svg:height="0.5cm" svg:x="7.001cm" svg:y="34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ConfigLayout" svg:width="0.5cm" svg:height="0.5cm" svg:x="16.5cm" svg:y="35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11.5cm" svg:y="3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13.8cm" svg:y="34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6" draw:id="id36" draw:layer="ConfigLayout" svg:width="0.5cm" svg:height="0.5cm" svg:x="9.2cm" svg:y="3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0.124cm" svg:y1="69.3cm" svg:x2="23.197cm" svg:y2="69.623cm" draw:start-shape="id17" draw:start-glue-point="9" draw:end-shape="id5" draw:end-glue-point="6" svg:d="M20124 69300l3073 323" svg:viewBox="0 0 3074 324">
          <text:p/>
        </draw:connector>
        <draw:custom-shape draw:style-name="gr5" draw:text-style-name="P6" xml:id="id17" draw:id="id17" draw:layer="ConfigLayout" svg:width="0.5cm" svg:height="0.5cm" svg:x="19.697cm" svg:y="68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23.197cm" svg:y="69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ConfigLayout" draw:type="curve" draw:line-skew="-13.203cm" svg:x1="17cm" svg:y1="35.281cm" svg:x2="45.194cm" svg:y2="67.47cm" draw:start-shape="id33" draw:start-glue-point="10" draw:end-shape="id7" draw:end-glue-point="4" svg:d="M17000 35281c23542 0 9446 32189 28194 32189" svg:viewBox="0 0 28195 32190">
          <text:p text:style-name="P9"><text:span text:style-name="T4">ResetValue</text:span></text:p>
        </draw:connector>
        <draw:connector draw:style-name="gr14" draw:text-style-name="P10" draw:layer="ConfigLayout" draw:type="curve" svg:x1="14.227cm" svg:y1="35.358cm" svg:x2="46.246cm" svg:y2="68.972cm" draw:start-shape="id38" draw:start-glue-point="9" draw:end-shape="id8" draw:end-glue-point="4" svg:d="M14227 35358c0 25266 32019 8459 32019 33614" svg:viewBox="0 0 32020 33615">
          <text:p text:style-name="P9"><text:span text:style-name="T4">ResetValue</text:span></text:p>
        </draw:connector>
        <draw:g xml:id="id45" draw:id="id45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413cm" svg:y="38.874cm">
            <draw:text-box>
              <text:p text:style-name="P2"><text:span text:style-name="T2">LaserX</text:span></text:p>
              <text:p text:style-name="P2"><text:span text:style-name="T2">Accel</text:span></text:p>
            </draw:text-box>
          </draw:frame>
          <draw:polygon draw:style-name="gr3" draw:text-style-name="P4" draw:layer="layout" svg:width="9.721cm" svg:height="7.479cm" svg:x="39.085cm" svg:y="36.172cm" svg:viewBox="0 0 9722 7480" draw:points="0,7480 9722,7480 4858,0">
            <text:p/>
          </draw:polygon>
          <draw:custom-shape draw:style-name="gr4" draw:text-style-name="P5" draw:layer="layout" svg:width="0.486cm" svg:height="0.5cm" svg:x="38.696cm" svg:y="43.4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71cm" svg:y="43.4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703cm" svg:y="35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4" draw:id="id44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34.313cm" svg:y="21.374cm">
            <draw:text-box>
              <text:p text:style-name="P2"><text:span text:style-name="T2">LaserX</text:span></text:p>
              <text:p text:style-name="P2"><text:span text:style-name="T2">Velocity</text:span></text:p>
            </draw:text-box>
          </draw:frame>
          <draw:polygon draw:style-name="gr3" draw:text-style-name="P4" draw:layer="layout" svg:width="9.721cm" svg:height="7.479cm" svg:x="31.985cm" svg:y="18.672cm" svg:viewBox="0 0 9722 7480" draw:points="0,7480 9722,7480 4858,0">
            <text:p/>
          </draw:polygon>
          <draw:custom-shape draw:style-name="gr4" draw:text-style-name="P5" draw:layer="layout" svg:width="0.486cm" svg:height="0.5cm" svg:x="31.596cm" svg:y="25.9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1.61cm" svg:y="25.9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603cm" svg:y="18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3" draw:id="id43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16.313cm" svg:y="7.974cm">
            <draw:text-box>
              <text:p text:style-name="P2"><text:span text:style-name="T2">LaserX</text:span></text:p>
              <text:p text:style-name="P2"><text:span text:style-name="T2">Position</text:span></text:p>
            </draw:text-box>
          </draw:frame>
          <draw:polygon draw:style-name="gr3" draw:text-style-name="P4" draw:layer="layout" svg:width="9.721cm" svg:height="7.479cm" svg:x="13.985cm" svg:y="5.272cm" svg:viewBox="0 0 9722 7480" draw:points="0,7480 9722,7480 4858,0">
            <text:p/>
          </draw:polygon>
          <draw:custom-shape draw:style-name="gr4" draw:text-style-name="P5" draw:layer="layout" svg:width="0.486cm" svg:height="0.5cm" svg:x="13.596cm" svg:y="12.5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3.61cm" svg:y="12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8.603cm" svg:y="4.7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9" draw:text-style-name="P14" draw:layer="layout" draw:type="curve" svg:x1="11.774cm" svg:y1="49.305cm" svg:x2="13.797cm" svg:y2="12.871cm" draw:start-shape="id26" draw:start-glue-point="5" draw:end-shape="id43" draw:end-glue-point="6" svg:d="M11774 49305c0-27228 2023-9011 2023-36434" svg:viewBox="0 0 2024 36435">
          <text:p/>
        </draw:connector>
        <draw:connector draw:style-name="gr29" draw:text-style-name="P14" draw:layer="layout" draw:type="curve" draw:line-skew="-1.153cm" svg:x1="24.399cm" svg:y1="43.93cm" svg:x2="31.797cm" svg:y2="26.271cm" draw:start-shape="id19" draw:start-glue-point="4" draw:end-shape="id44" draw:end-glue-point="6" svg:d="M24399 43930c3820 0 122-17659 7398-17659" svg:viewBox="0 0 7399 17660">
          <text:p/>
        </draw:connector>
        <draw:connector draw:style-name="gr29" draw:text-style-name="P14" draw:layer="layout" draw:type="curve" svg:x1="26.7cm" svg:y1="44.05cm" svg:x2="38.897cm" svg:y2="43.771cm" draw:start-shape="id27" draw:start-glue-point="10" draw:end-shape="id45" draw:end-glue-point="6" svg:d="M26700 44050c8998 0 2900-279 12197-279" svg:viewBox="0 0 12198 280">
          <text:p/>
        </draw:connector>
        <draw:connector draw:style-name="gr22" draw:text-style-name="P10" draw:layer="ConfigLayout" draw:type="curve" draw:line-skew="1.659cm" svg:x1="9.273cm" svg:y1="34.904cm" svg:x2="18.894cm" svg:y2="5.072cm" draw:start-shape="id36" draw:start-glue-point="5" draw:end-shape="id43" draw:end-glue-point="5" svg:d="M9273 34904c0-43461 9621-28545 9621-29832" svg:viewBox="0 0 9622 31297">
          <text:p/>
        </draw:connector>
        <draw:custom-shape draw:style-name="gr30" draw:text-style-name="P16" draw:layer="ConfigLayout" svg:width="57.4cm" svg:height="28.1cm" svg:x="0.996cm" svg:y="0.972cm">
          <text:p text:style-name="P15"><text:span text:style-name="T8">Layer 2 </text:span></text:p>
          <text:p text:style-name="P15"><text:span text:style-name="T8">Control</text:span></text:p>
          <draw:enhanced-geometry svg:viewBox="0 0 21600 21600" draw:type="rectangle" draw:enhanced-path="M 0 0 L 21600 0 21600 21600 0 21600 0 0 Z N"/>
        </draw:custom-shape>
        <draw:g xml:id="id46" draw:id="id46">
          <draw:g>
            <draw:custom-shape draw:style-name="gr15" draw:text-style-name="P10" draw:layer="ConfigLayout" svg:width="0.8cm" svg:height="0.3cm" svg:x="34.196cm" svg:y="41.57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34.996cm" svg:y="41.572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34.196cm" svg:y="41.87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36.396cm" svg:y="42.17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34.196cm" svg:y="42.174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35.296cm" svg:y="42.174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7.496cm" svg:y1="42.023cm" svg:x2="38.897cm" svg:y2="43.771cm" draw:start-shape="id46" draw:start-glue-point="1" draw:end-shape="id45" draw:end-glue-point="6" svg:d="M37496 42023l1401 1748" svg:viewBox="0 0 1402 1749">
          <text:p/>
        </draw:connector>
        <draw:connector draw:style-name="gr12" draw:text-style-name="P7" draw:layer="ConfigLayout" draw:type="line" svg:x1="42.696cm" svg:y1="34.921cm" svg:x2="43.994cm" svg:y2="35.972cm" draw:start-shape="id47" draw:start-glue-point="1" draw:end-shape="id45" draw:end-glue-point="5" svg:d="M42696 34921l1298 1051" svg:viewBox="0 0 1299 1052">
          <text:p/>
        </draw:connector>
        <draw:g xml:id="id47" draw:id="id47">
          <draw:g>
            <draw:custom-shape draw:style-name="gr15" draw:text-style-name="P10" draw:layer="ConfigLayout" svg:width="0.8cm" svg:height="0.3cm" svg:x="39.396cm" svg:y="34.77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40.196cm" svg:y="34.77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1" draw:text-style-name="P10" draw:layer="ConfigLayout" svg:width="3.3cm" svg:height="0.3cm" svg:x="39.396cm" svg:y="34.77cm">
            <text:p/>
            <draw:enhanced-geometry svg:viewBox="0 0 21600 21600" draw:type="rectangle" draw:enhanced-path="M 0 0 L 21600 0 21600 21600 0 21600 0 0 Z N"/>
          </draw:custom-shape>
        </draw:g>
        <draw:g xml:id="id48" draw:id="id48">
          <draw:g>
            <draw:custom-shape draw:style-name="gr15" draw:text-style-name="P10" draw:layer="ConfigLayout" svg:width="0.8cm" svg:height="0.3cm" svg:x="51.096cm" svg:y="42.17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51.896cm" svg:y="42.172cm">
              <text:p text:style-name="P9"><text:span text:style-name="T4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51.096cm" svg:y="42.47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53.296cm" svg:y="43.07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32" draw:text-style-name="P10" draw:layer="ConfigLayout" svg:width="1.4cm" svg:height="0.3cm" svg:x="51.096cm" svg:y="43.074cm">
                <text:p text:style-name="P9"><text:span text:style-name="T4">Slow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0" draw:layer="ConfigLayout" svg:width="0.8cm" svg:height="0.3cm" svg:x="52.496cm" svg:y="43.074cm">
                <text:p text:style-name="P9"><text:span text:style-name="T4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ConfigLayout" svg:width="1.1cm" svg:height="0.3cm" svg:x="53.296cm" svg:y="42.77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32" draw:text-style-name="P10" draw:layer="ConfigLayout" svg:width="1.4cm" svg:height="0.3cm" svg:x="51.096cm" svg:y="42.774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0" draw:layer="ConfigLayout" svg:width="0.8cm" svg:height="0.3cm" svg:x="52.496cm" svg:y="42.774cm">
                <text:p text:style-name="P9"><text:span text:style-name="T4">5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096cm" svg:y1="42.773cm" svg:x2="48.994cm" svg:y2="43.77cm" draw:start-shape="id48" draw:start-glue-point="3" draw:end-shape="id45" draw:end-glue-point="4" svg:d="M51096 42773l-2102 997" svg:viewBox="0 0 2103 998">
          <text:p/>
        </draw:connector>
        <draw:g xml:id="id49" draw:id="id49">
          <draw:g>
            <draw:custom-shape draw:style-name="gr15" draw:text-style-name="P10" draw:layer="ConfigLayout" svg:width="0.8cm" svg:height="0.3cm" svg:x="26.996cm" svg:y="24.57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27.796cm" svg:y="24.57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26.996cm" svg:y="24.87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29.196cm" svg:y="25.17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6.996cm" svg:y="25.172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8.096cm" svg:y="25.172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0.296cm" svg:y1="25.021cm" svg:x2="31.797cm" svg:y2="26.271cm" draw:start-shape="id49" draw:start-glue-point="1" draw:end-shape="id44" draw:end-glue-point="6" svg:d="M30296 25021l1501 1250" svg:viewBox="0 0 1502 1251">
          <text:p/>
        </draw:connector>
        <draw:g xml:id="id50" draw:id="id50">
          <draw:g>
            <draw:custom-shape draw:style-name="gr15" draw:text-style-name="P10" draw:layer="ConfigLayout" svg:width="0.8cm" svg:height="0.3cm" svg:x="31.796cm" svg:y="18.17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32.596cm" svg:y="18.17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1" draw:text-style-name="P10" draw:layer="ConfigLayout" svg:width="3.3cm" svg:height="0.3cm" svg:x="31.796cm" svg:y="18.17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35.096cm" svg:y1="18.321cm" svg:x2="36.894cm" svg:y2="18.472cm" draw:start-shape="id50" draw:start-glue-point="1" draw:end-shape="id44" draw:end-glue-point="5" svg:d="M35096 18321l1798 151" svg:viewBox="0 0 1799 152">
          <text:p/>
        </draw:connector>
        <draw:g xml:id="id51" draw:id="id51">
          <draw:g>
            <draw:custom-shape draw:style-name="gr15" draw:text-style-name="P10" draw:layer="ConfigLayout" svg:width="0.8cm" svg:height="0.3cm" svg:x="43.496cm" svg:y="25.17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44.296cm" svg:y="25.172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43.496cm" svg:y="25.47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45.696cm" svg:y="25.77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3.496cm" svg:y="25.774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44.596cm" svg:y="25.774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496cm" svg:y1="25.623cm" svg:x2="41.894cm" svg:y2="26.27cm" draw:start-shape="id51" draw:start-glue-point="3" draw:end-shape="id44" draw:end-glue-point="4" svg:d="M43496 25623l-1602 647" svg:viewBox="0 0 1603 648">
          <text:p/>
        </draw:connector>
        <draw:g xml:id="id52" draw:id="id52">
          <draw:g>
            <draw:custom-shape draw:style-name="gr15" draw:text-style-name="P10" draw:layer="ConfigLayout" svg:width="0.8cm" svg:height="0.3cm" svg:x="25.896cm" svg:y="10.57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26.696cm" svg:y="10.57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ConfigLayout" svg:width="3.3cm" svg:height="0.3cm" svg:x="25.896cm" svg:y="10.87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ConfigLayout" svg:width="1.1cm" svg:height="0.3cm" svg:x="28.096cm" svg:y="11.47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5.896cm" svg:y="11.47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6.996cm" svg:y="11.472cm">
                <text:p text:style-name="P9"><text:span text:style-name="T4">0.0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ConfigLayout" svg:width="1.1cm" svg:height="0.3cm" svg:x="28.096cm" svg:y="11.17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5.896cm" svg:y="11.17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6.996cm" svg:y="11.172cm">
                <text:p text:style-name="P9"><text:span text:style-name="T4">2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ConfigLayout" svg:width="1.1cm" svg:height="0.3cm" svg:x="28.096cm" svg:y="11.772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3" draw:layer="ConfigLayout" svg:width="1.1cm" svg:height="0.3cm" svg:x="25.896cm" svg:y="11.77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6.996cm" svg:y="11.77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ConfigLayout" svg:width="1.1cm" svg:height="0.3cm" svg:x="28.096cm" svg:y="12.072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5.896cm" svg:y="12.07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6.996cm" svg:y="12.07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ConfigLayout" svg:width="1.1cm" svg:height="0.3cm" svg:x="28.096cm" svg:y="12.372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5.896cm" svg:y="12.37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6.996cm" svg:y="12.37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ConfigLayout" svg:width="1.1cm" svg:height="0.3cm" svg:x="28.096cm" svg:y="12.672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5.896cm" svg:y="12.67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ConfigLayout" svg:width="1.1cm" svg:height="0.3cm" svg:x="26.996cm" svg:y="12.67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3" draw:text-style-name="P10" draw:layer="ConfigLayout" svg:width="3.3cm" svg:height="2.4cm" svg:x="25.896cm" svg:y="10.57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25.896cm" svg:y1="11.771cm" svg:x2="23.894cm" svg:y2="12.87cm" draw:start-shape="id52" draw:start-glue-point="3" draw:end-shape="id43" draw:end-glue-point="4" svg:d="M25896 11771l-2002 1099" svg:viewBox="0 0 2003 1100">
          <text:p/>
        </draw:connector>
        <draw:g xml:id="id53" draw:id="id53">
          <draw:g>
            <draw:custom-shape draw:style-name="gr15" draw:text-style-name="P10" draw:layer="ConfigLayout" svg:width="0.8cm" svg:height="0.3cm" svg:x="10.796cm" svg:y="11.27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11.596cm" svg:y="11.27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1" draw:text-style-name="P10" draw:layer="ConfigLayout" svg:width="3.3cm" svg:height="0.3cm" svg:x="10.796cm" svg:y="11.27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2.446cm" svg:y1="11.572cm" svg:x2="13.797cm" svg:y2="12.871cm" draw:start-shape="id53" draw:start-glue-point="2" draw:end-shape="id43" draw:end-glue-point="6" svg:d="M12446 11572l1351 1299" svg:viewBox="0 0 1352 1300">
          <text:p/>
        </draw:connector>
        <draw:g xml:id="id54" draw:id="id54">
          <draw:g>
            <draw:custom-shape draw:style-name="gr15" draw:text-style-name="P10" draw:layer="ConfigLayout" svg:width="0.8cm" svg:height="0.3cm" svg:x="20.996cm" svg:y="4.67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ConfigLayout" svg:width="2.5cm" svg:height="0.3cm" svg:x="21.796cm" svg:y="4.67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1" draw:text-style-name="P10" draw:layer="ConfigLayout" svg:width="3.3cm" svg:height="0.3cm" svg:x="20.996cm" svg:y="4.67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20.996cm" svg:y1="4.821cm" svg:x2="18.894cm" svg:y2="5.072cm" draw:start-shape="id54" draw:start-glue-point="3" draw:end-shape="id43" draw:end-glue-point="5" svg:d="M20996 4821l-2102 251" svg:viewBox="0 0 2103 252">
          <text:p/>
        </draw:connector>
        <draw:connector draw:style-name="gr12" draw:text-style-name="P7" draw:layer="ConfigLayout" draw:type="line" svg:x1="12.446cm" svg:y1="11.572cm" svg:x2="13.797cm" svg:y2="12.871cm" svg:d="M12446 11572l1351 1299" svg:viewBox="0 0 1352 1300">
          <text:p/>
        </draw:connector>
        <draw:connector draw:style-name="gr12" draw:text-style-name="P7" draw:layer="ConfigLayout" draw:type="line" svg:x1="12.446cm" svg:y1="11.572cm" svg:x2="13.797cm" svg:y2="12.871cm" svg:d="M12446 11572l1351 1299" svg:viewBox="0 0 1352 1300">
          <text:p/>
        </draw:connector>
        <draw:g>
          <draw:g>
            <draw:custom-shape draw:style-name="gr34" draw:text-style-name="P10" draw:layer="ConfigLayout" svg:width="3.395cm" svg:height="0.3cm" svg:x="28.696cm" svg:y="71.874cm">
              <text:p text:style-name="P9"><text:span text:style-name="T4">Order</text:span></text:p>
              <draw:enhanced-geometry svg:viewBox="0 0 21600 21600" draw:type="rectangle" draw:enhanced-path="M 0 0 L 21600 0 21600 21600 0 21600 0 0 Z N"/>
            </draw:custom-shape>
            <draw:custom-shape draw:style-name="gr35" draw:text-style-name="P10" draw:layer="ConfigLayout" svg:width="10.605cm" svg:height="0.3cm" svg:x="32.091cm" svg:y="71.872cm">
              <text:p text:style-name="P9"><text:span text:style-name="T4">Env,QMSensor,QMVariables,LaserXPosition,LaserXVelocity,LaserXAccel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6" draw:text-style-name="P10" draw:layer="ConfigLayout" svg:width="14cm" svg:height="0.3cm" svg:x="28.696cm" svg:y="71.872cm">
            <text:p/>
            <draw:enhanced-geometry svg:viewBox="0 0 21600 21600" draw:type="rectangle" draw:enhanced-path="M 0 0 L 21600 0 21600 21600 0 21600 0 0 Z N"/>
          </draw:custom-shape>
        </draw:g>
        <draw:g xml:id="id55" draw:id="id55">
          <draw:g>
            <draw:custom-shape draw:style-name="gr7" draw:text-style-name="P10" draw:layer="layout" svg:width="0.8cm" svg:height="0.3cm" svg:x="6.9cm" svg:y="48.13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7.7cm" svg:y="48.131cm">
              <text:p text:style-name="P9"><text:span text:style-name="T4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6.9cm" svg:y="48.433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7.7cm" svg:y="48.431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6.9cm" svg:y="48.73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1cm" svg:y="49.033cm">
                <text:p text:style-name="P9"><text:span text:style-name="T4"/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6.9cm" svg:y="49.033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8cm" svg:y="49.033cm">
                <text:p text:style-name="P9"><text:span text:style-name="T4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0.2cm" svg:y1="48.732cm" svg:x2="11.7cm" svg:y2="49.481cm" draw:start-shape="id55" draw:start-glue-point="1" svg:d="M10200 48732l1500 749" svg:viewBox="0 0 1501 750">
          <text:p/>
        </draw:connector>
        <draw:connector draw:style-name="gr12" draw:text-style-name="P7" draw:layer="layout" draw:type="line" svg:x1="21.697cm" svg:y1="67.471cm" svg:x2="12.128cm" svg:y2="49.659cm" draw:start-shape="id2" draw:start-glue-point="6" draw:end-shape="id26" draw:end-glue-point="9" svg:d="M21697 67471l-9569-17812" svg:viewBox="0 0 9570 17813">
          <text:p/>
        </draw:connector>
        <draw:connector draw:style-name="gr12" draw:text-style-name="P7" draw:layer="layout" draw:type="line" svg:x1="24.399cm" svg:y1="43.93cm" svg:x2="26.2cm" svg:y2="44.05cm" draw:start-shape="id19" draw:start-glue-point="4" draw:end-shape="id27" draw:end-glue-point="6" svg:d="M24399 43930l1801 120" svg:viewBox="0 0 1802 121">
          <text:p/>
        </draw:connector>
        <draw:custom-shape draw:style-name="gr5" draw:text-style-name="P6" xml:id="id27" draw:id="id27" draw:layer="layout" svg:width="0.5cm" svg:height="0.5cm" svg:x="26.2cm" svg:y="4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28.9cm" svg:y1="41.649cm" svg:x2="26.627cm" svg:y2="43.873cm" draw:start-shape="id56" draw:start-glue-point="3" draw:end-shape="id27" draw:end-glue-point="11" svg:d="M28900 41649l-2273 2224" svg:viewBox="0 0 2274 2225">
          <text:p/>
        </draw:connector>
        <draw:g xml:id="id56" draw:id="id56">
          <draw:g>
            <draw:custom-shape draw:style-name="gr15" draw:text-style-name="P10" draw:layer="layout" svg:width="0.8cm" svg:height="0.3cm" svg:x="28.9cm" svg:y="40.6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29.7cm" svg:y="40.598cm">
              <text:p text:style-name="P9"><text:span text:style-name="T4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layout" svg:width="0.8cm" svg:height="0.3cm" svg:x="28.9cm" svg:y="40.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29.7cm" svg:y="40.898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28.9cm" svg:y="41.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31.1cm" svg:y="41.8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8.9cm" svg:y="41.8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0cm" svg:y="41.8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31.1cm" svg:y="41.5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8.9cm" svg:y="41.5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0cm" svg:y="41.5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31.1cm" svg:y="42.1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8.9cm" svg:y="42.1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0cm" svg:y="42.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31.1cm" svg:y="42.4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8.9cm" svg:y="42.4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30cm" svg:y="42.4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7" draw:id="id57">
          <draw:g>
            <draw:custom-shape draw:style-name="gr15" draw:text-style-name="P10" draw:layer="layout" svg:width="0.8cm" svg:height="0.3cm" svg:x="22.6cm" svg:y="38.43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23.4cm" svg:y="38.431cm">
              <text:p text:style-name="P9"><text:span text:style-name="T4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5" draw:text-style-name="P10" draw:layer="layout" svg:width="0.8cm" svg:height="0.3cm" svg:x="22.6cm" svg:y="38.7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2.5cm" svg:height="0.3cm" svg:x="23.4cm" svg:y="38.731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0" draw:layer="layout" svg:width="3.3cm" svg:height="0.3cm" svg:x="22.6cm" svg:y="39.03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10" draw:layer="layout" svg:width="1.1cm" svg:height="0.3cm" svg:x="24.8cm" svg:y="39.633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2.6cm" svg:y="39.633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3.7cm" svg:y="39.63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24.8cm" svg:y="39.333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2.6cm" svg:y="39.333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3.7cm" svg:y="39.33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24.8cm" svg:y="39.933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2.6cm" svg:y="39.933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3.7cm" svg:y="39.933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8" draw:text-style-name="P10" draw:layer="layout" svg:width="1.1cm" svg:height="0.3cm" svg:x="24.8cm" svg:y="40.233cm">
                <text:p text:style-name="P9"><text:span text:style-name="T4"/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2.6cm" svg:y="40.23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0" draw:layer="layout" svg:width="1.1cm" svg:height="0.3cm" svg:x="23.7cm" svg:y="40.23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4.25cm" svg:y1="40.533cm" svg:x2="24.399cm" svg:y2="43.93cm" draw:start-shape="id57" draw:start-glue-point="2" draw:end-shape="id19" draw:end-glue-point="4" svg:d="M24250 40533l149 3397" svg:viewBox="0 0 150 3398">
          <text:p/>
        </draw:connector>
        <draw:connector draw:style-name="gr29" draw:text-style-name="P14" draw:layer="layout" draw:type="curve" svg:x1="48.994cm" svg:y1="43.77cm" svg:x2="46.423cm" svg:y2="69.045cm" draw:start-shape="id45" draw:start-glue-point="4" draw:end-shape="id8" draw:end-glue-point="11" svg:d="M48994 43770c0 19054-2571 6417-2571 25275" svg:viewBox="0 0 2572 25276">
          <text:p/>
        </draw:connector>
        <draw:custom-shape draw:style-name="gr37" draw:text-style-name="P16" draw:layer="ConfigLayout" svg:width="57.4cm" svg:height="20.3cm" svg:x="0.996cm" svg:y="54.172cm">
          <text:p text:style-name="P15"><text:span text:style-name="T8">Layer 0 </text:span></text:p>
          <text:p text:style-name="P15"><text:span text:style-name="T8">Interface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ConfigLayout" svg:width="57.4cm" svg:height="25.1cm" svg:x="0.996cm" svg:y="29.072cm">
          <text:p text:style-name="P15"><text:span text:style-name="T8">Layer 1 </text:span></text:p>
          <text:p text:style-name="P15"><text:span text:style-name="T8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6" draw:id="id26" draw:layer="layout" svg:width="0.5cm" svg:height="0.5cm" svg:x="11.701cm" svg:y="49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4" draw:layer="layout" draw:type="curve" svg:x1="23.894cm" svg:y1="12.87cm" svg:x2="36.846cm" svg:y2="18.172cm" draw:start-shape="id43" draw:start-glue-point="4" draw:end-shape="id44" draw:end-glue-point="0" svg:d="M23894 12870c0 4129 12952 1479 12952 5302" svg:viewBox="0 0 12953 5303">
          <text:p/>
        </draw:connector>
        <draw:connector draw:style-name="gr29" draw:text-style-name="P14" draw:layer="layout" draw:type="curve" svg:x1="41.894cm" svg:y1="26.27cm" svg:x2="43.946cm" svg:y2="35.672cm" draw:start-shape="id44" draw:start-glue-point="4" draw:end-shape="id45" draw:end-glue-point="0" svg:d="M41894 26270c0 7204 2052 2504 2052 9402" svg:viewBox="0 0 2053 9403">
          <text:p/>
        </draw:connector>
        <draw:connector draw:style-name="gr11" draw:text-style-name="P10" draw:layer="layout" draw:type="line" svg:x1="12.201cm" svg:y1="49.482cm" svg:x2="24.399cm" svg:y2="43.93cm" draw:start-shape="id26" draw:start-glue-point="10" draw:end-shape="id19" draw:end-glue-point="4" svg:d="M12201 49482l12198-5552" svg:viewBox="0 0 12199 5553">
          <text:p text:style-name="P9"><text:span text:style-name="T4">Initial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cm" fo:page-height="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3-30T18:49:21.742000000</dc:date>
    <meta:editing-duration>PT19H24M39S</meta:editing-duration>
    <meta:editing-cycles>137</meta:editing-cycles>
    <meta:print-date>2017-03-27T16:23:16.318000000</meta:print-date>
    <meta:document-statistic meta:object-count="661"/>
  </office:meta>
</office:document-meta>
</file>